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900000029FFED9770440DB837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625in" fo:margin-left="-0.0681in" fo:margin-top="0in" fo:margin-bottom="0in" table:align="left" style:writing-mode="lr-tb"/>
    </style:style>
    <style:style style:name="Table1.A" style:family="table-column">
      <style:table-column-properties style:column-width="1.1868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2.625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6e6e6" fo:padding-left="0.0549in" fo:padding-right="0.05in" fo:padding-top="0.05in" fo:padding-bottom="0.05in" fo:border="0.75pt solid #999999">
        <style:background-image/>
      </style:table-cell-properties>
    </style:style>
    <style:style style:name="Table1.A2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1.B2" style:family="table-cell">
      <style:table-cell-properties style:vertical-align="middle"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1.C2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1.D2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1.A3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1.C3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1.D3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1.A4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1.C4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1.D4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1.A5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1.C5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1.D5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1.A6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1.C6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1.D6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P1" style:family="paragraph" style:parent-style-name="Standard">
      <style:paragraph-properties fo:line-height="0.1528in"/>
      <style:text-properties style:font-name="Arial" style:font-name-asian="Times New Roman1" style:font-name-complex="Times New Roman1"/>
    </style:style>
    <style:style style:name="P2" style:family="paragraph" style:parent-style-name="Standard" style:master-page-name="First_20_Page">
      <style:paragraph-properties fo:margin-left="0.25in" fo:margin-right="0in" fo:margin-top="0.0835in" fo:margin-bottom="0.0835in" loext:contextual-spacing="false" fo:text-indent="0in" style:auto-text-indent="false" style:page-number="auto"/>
      <style:text-properties style:font-name="Times New Roman" style:font-name-asian="Cambria" style:font-name-complex="Times New Roman1"/>
    </style:style>
    <style:style style:name="P3" style:family="paragraph" style:parent-style-name="Standard" style:list-style-name="">
      <style:paragraph-properties fo:margin-left="0.25in" fo:margin-right="0in" fo:margin-top="0.222in" fo:margin-bottom="0.0835in" loext:contextual-spacing="false" fo:keep-together="always" fo:text-indent="0in" style:auto-text-indent="false" fo:keep-with-next="always">
        <style:tab-stops>
          <style:tab-stop style:position="0.25in"/>
        </style:tab-stops>
      </style:paragraph-properties>
    </style:style>
    <style:style style:name="P4" style:family="paragraph" style:parent-style-name="Standard" style:list-style-name="">
      <style:paragraph-properties fo:margin-left="0.25in" fo:margin-right="0in" fo:margin-top="0.222in" fo:margin-bottom="0.0835in" loext:contextual-spacing="false" fo:keep-together="always" fo:text-indent="0in" style:auto-text-indent="false" fo:keep-with-next="always"/>
    </style:style>
    <style:style style:name="P5" style:family="paragraph" style:parent-style-name="Standard" style:list-style-name="">
      <style:paragraph-properties fo:margin-top="0.222in" fo:margin-bottom="0.0835in" loext:contextual-spacing="false" fo:keep-together="always" fo:keep-with-next="always"/>
    </style:style>
    <style:style style:name="P6" style:family="paragraph" style:parent-style-name="Standard" style:list-style-name="">
      <style:paragraph-properties fo:margin-top="0.222in" fo:margin-bottom="0.0835in" loext:contextual-spacing="false" fo:keep-together="always" fo:keep-with-next="always"/>
      <style:text-properties style:font-name="Arial" fo:font-weight="bold" style:font-name-asian="Times New Roman1" style:font-weight-asian="bold" style:font-name-complex="Times New Roman1" style:font-size-complex="13pt" style:font-weight-complex="bold"/>
    </style:style>
    <style:style style:name="P7" style:family="paragraph" style:parent-style-name="Standard">
      <style:paragraph-properties fo:margin-top="0.0835in" fo:margin-bottom="0.0835in" loext:contextual-spacing="false"/>
    </style:style>
    <style:style style:name="P8" style:family="paragraph" style:parent-style-name="Header">
      <style:paragraph-properties>
        <style:tab-stops>
          <style:tab-stop style:position="2.0311in"/>
        </style:tab-stops>
      </style:paragraph-properties>
    </style:style>
    <style:style style:name="P9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10" style:family="paragraph" style:parent-style-name="Footer">
      <style:paragraph-properties>
        <style:tab-stops>
          <style:tab-stop style:position="0.0626in"/>
          <style:tab-stop style:position="6.5in" style:type="right"/>
        </style:tab-stops>
      </style:paragraph-properties>
    </style:style>
    <style:style style:name="P11" style:family="paragraph" style:parent-style-name="Footer">
      <style:paragraph-properties>
        <style:tab-stops>
          <style:tab-stop style:position="0.0626in"/>
          <style:tab-stop style:position="3.25in" style:type="center"/>
          <style:tab-stop style:position="6.5in" style:type="right"/>
        </style:tab-stops>
      </style:paragraph-properties>
    </style:style>
    <style:style style:name="P12" style:family="paragraph" style:parent-style-name="Section_20_Body" style:list-style-name="WWNum30"/>
    <style:style style:name="P13" style:family="paragraph" style:parent-style-name="Section_20_Body" style:list-style-name="WWNum31"/>
    <style:style style:name="P14" style:family="paragraph" style:parent-style-name="Section_20_Body" style:list-style-name="WWNum33"/>
    <style:style style:name="P15" style:family="paragraph" style:parent-style-name="Section_20_Body" style:list-style-name="WWNum32"/>
    <style:style style:name="P16" style:family="paragraph" style:parent-style-name="Section_20_Body" style:list-style-name="WWNum34"/>
    <style:style style:name="P17" style:family="paragraph" style:parent-style-name="Section_20_Body" style:list-style-name="WWNum35"/>
    <style:style style:name="P18" style:family="paragraph" style:parent-style-name="Section_20_Body">
      <style:paragraph-properties fo:margin-left="0.25in" fo:margin-right="0in" fo:text-indent="0.25in" style:auto-text-indent="false"/>
    </style:style>
    <style:style style:name="P19" style:family="paragraph" style:parent-style-name="Section_20_Header">
      <style:paragraph-properties fo:margin-left="0in" fo:margin-right="0in" fo:text-indent="0.25in" style:auto-text-indent="false"/>
    </style:style>
    <style:style style:name="P20" style:family="paragraph" style:parent-style-name="Section_20_Header">
      <style:paragraph-properties fo:margin-left="0in" fo:margin-right="0in" fo:text-indent="0.5in" style:auto-text-indent="false"/>
    </style:style>
    <style:style style:name="T1" style:family="text">
      <style:text-properties style:font-name-asian="Cambria"/>
    </style:style>
    <style:style style:name="T2" style:family="text">
      <style:text-properties style:font-name-asian="Cambria" style:font-name-complex="Times New Roman1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fo:font-weight="bold" style:font-name-asian="Cambria" style:font-style-asian="italic" style:font-weight-asian="bold" style:font-name-complex="Times New Roman1"/>
    </style:style>
    <style:style style:name="T6" style:family="text">
      <style:text-properties style:font-name-asian="Times New Roman1"/>
    </style:style>
    <style:style style:name="T7" style:family="text">
      <style:text-properties style:font-name-asian="Times New Roman1" style:font-name-complex="Times New Roman1"/>
    </style:style>
    <style:style style:name="T8" style:family="text">
      <style:text-properties fo:font-weight="bold" style:font-name-asian="Times New Roman1" style:font-weight-asian="bold" style:font-name-complex="Times New Roman1" style:font-weight-complex="bold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weight="bold" style:font-name-asian="Times New Roman1" style:font-weight-asian="bold" style:font-name-complex="Times New Roman1" style:font-size-complex="13pt" style:font-weight-complex="bold"/>
    </style:style>
    <style:style style:name="T12" style:family="text">
      <style:text-properties style:font-name="Arial" fo:font-weight="bold" style:font-name-asian="Times New Roman1" style:font-weight-asian="bold" style:font-size-complex="13pt" style:font-weight-complex="bold"/>
    </style:style>
    <style:style style:name="T13" style:family="text">
      <style:text-properties style:font-name="Arial" fo:font-size="11pt" style:font-size-asian="11pt" style:font-name-complex="Arial1" style:font-size-complex="11pt"/>
    </style:style>
    <style:style style:name="T14" style:family="text">
      <style:text-properties style:font-name="Arial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15" style:family="text">
      <style:text-properties style:font-name="Times New Roman" style:font-name-asian="Cambria" style:font-name-complex="Times New Roman1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style:font-size-asian="10pt" style:font-size-complex="10pt" style:font-weight-complex="bold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f8941e"/>
    </style:style>
    <style:style style:name="T20" style:family="text">
      <style:text-properties fo:color="#f8941e" officeooo:rsid="001fdc80"/>
    </style:style>
    <style:style style:name="T21" style:family="text">
      <style:text-properties fo:color="#00000a" fo:font-size="18pt" style:font-size-asian="18pt" style:font-size-complex="18pt"/>
    </style:style>
    <style:style style:name="T22" style:family="text">
      <style:text-properties officeooo:rsid="00208ef1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ection_20_Header"><text:span text:style-name="T1">Instruction</text:span></text:p>
      <text:p text:style-name="Section_20_Body">This template provides the final detailed technical (infrastructure) specifications and design to address the business needs outlined in the <text:span text:style-name="T3">Project Charter</text:span> and the <text:span text:style-name="T3">Business Requirements Analysis</text:span>. <text:s/>The <text:span text:style-name="T3">High-Level Technical Design Template</text:span> that was completed during the Inception phase of the project should be used as a starting point for this more detailed template. <text:s/></text:p>
      <text:p text:style-name="Section_20_Body"><text:span text:style-name="T4">If there are significant changes to requirements or design, this template should be updated accordingly and funding to support the changes should be verified and approved.</text:span></text:p>
      <text:p text:style-name="Section_20_Header"><text:bookmark-start text:name="_Toc163464278"/><text:bookmark-start text:name="_Toc163464101"/><text:span text:style-name="T6">1. Project Overview</text:span><text:bookmark-end text:name="_Toc163464278"/><text:bookmark-end text:name="_Toc163464101"/></text:p>
      <text:p text:style-name="Section_20_Body"><text:bookmark-start text:name="_Toc163464102"/><text:bookmark-start text:name="_Toc34182212"/><text:bookmark-start text:name="_Toc163464279"/>Provide high-level information to help <text:span text:style-name="T1">Cyberinfrastructure engineers </text:span>understand the solution being proposed as well as the business reasons supporting the solution.</text:p>
      <text:p text:style-name="P19"><text:span text:style-name="T6">1.1 </text:span><text:bookmark-end text:name="_Toc163464102"/><text:bookmark-end text:name="_Toc163464279"/><text:span text:style-name="T6">Objective</text:span></text:p>
      <text:p text:style-name="Section_20_Body">Describe the objective of the project (2 to 3 sentences)</text:p>
      <text:p text:style-name="P19"><text:bookmark-start text:name="_Toc163464103"/><text:bookmark-start text:name="_Toc163464280"/><text:span text:style-name="T6">1.2 </text:span><text:bookmark-end text:name="_Toc163464103"/><text:bookmark-end text:name="_Toc163464280"/><text:span text:style-name="T6">Business Case</text:span></text:p>
      <text:p text:style-name="Section_20_Body">Provide the business case for the project, including the problem being solved, who/what area is impacted, and the business benefits of the project. (A few sentences will be sufficient).</text:p>
      <text:p text:style-name="P19"><text:span text:style-name="T6">1.3 Risks</text:span></text:p>
      <text:p text:style-name="Section_20_Body">Document specific risks that have been identified or that should be considered.</text:p>
      <text:p text:style-name="P19"><text:bookmark-start text:name="_Toc163464104"/><text:bookmark-start text:name="_Toc163464281"/><text:span text:style-name="T6">1.4 Out of Scope</text:span><text:bookmark-end text:name="_Toc163464104"/><text:bookmark-end text:name="_Toc163464281"/></text:p>
      <text:p text:style-name="Section_20_Body">Delineate specific activities, capabilities, and items that are out of scope for the project.</text:p>
      <text:p text:style-name="Section_20_Header"><text:bookmark-start text:name="_Toc163464105"/><text:bookmark-start text:name="_Toc163464282"/><text:span text:style-name="T6">2. Technical Design Diagram</text:span><text:bookmark-end text:name="_Toc163464105"/><text:bookmark-end text:name="_Toc163464282"/></text:p>
      <text:p text:style-name="Section_20_Body">Provide a diagram that illustrates all new and existing technical resources required for the successful completion of this project.<text:bookmark-start text:name="_Toc163464283"/><text:bookmark-start text:name="_Toc163464106"/> <text:s/>The diagram should include the following:</text:p>
      <text:list xml:id="list2378847975859935247" text:style-name="WWNum30">
        <text:list-item>
          <text:p text:style-name="P12">How new infrastructure will be located and how it will connect within existing enterprise infrastructure<text:bookmark-end text:name="_Toc163464106"/><text:bookmark-end text:name="_Toc163464283"/>.</text:p>
        </text:list-item>
        <text:list-item>
          <text:p text:style-name="P12"><text:soft-page-break/>Servers, storage, network – assume all are virtual unless there are specific technical issues that are expected to require physical resources.</text:p>
        </text:list-item>
        <text:list-item>
          <text:p text:style-name="P12">Logical data flow.</text:p>
        </text:list-item>
        <text:list-item>
          <text:p text:style-name="P12">Critical ancillary equipment or connections where needed.</text:p>
        </text:list-item>
      </text:list>
      <text:h text:style-name="P5" text:outline-level="2"><text:bookmark-end text:name="_Toc34182212"/><text:bookmark-start text:name="HLP_Business_Requirements_section"/><text:bookmark-start text:name="_Toc163464285"/><text:bookmark-start text:name="_Toc163464108"/><text:span text:style-name="T11">3. Technical Specifications</text:span><text:bookmark-end text:name="_Toc163464285"/><text:bookmark-end text:name="_Toc163464108"/></text:h>
      <text:p text:style-name="Section_20_Body">Provide detailed technical specifications for required infrastructure as outlined below.</text:p>
      <text:p text:style-name="P19"><text:span text:style-name="T7">3.1 </text:span>Servers</text:p>
      <text:p text:style-name="Section_20_Body">Under the appropriate heading (3.1.1 through 3.1.4 below), list a brief description and function for each server that is needed, and include the following information: </text:p>
      <text:list xml:id="list2197938138156166602" text:style-name="WWNum31">
        <text:list-item>
          <text:p text:style-name="P13"><text:span text:style-name="T13">Operating System</text:span></text:p>
        </text:list-item>
        <text:list-item>
          <text:p text:style-name="P13"><text:span text:style-name="T13">Application memory requirements </text:span></text:p>
        </text:list-item>
        <text:list-item>
          <text:p text:style-name="P13"><text:span text:style-name="T13">Application CPU requirements</text:span></text:p>
        </text:list-item>
        <text:list-item>
          <text:p text:style-name="P13"><text:span text:style-name="T13">Functional characteristics of the application and whether there are any system dependencies</text:span></text:p>
        </text:list-item>
        <text:list-item>
          <text:p text:style-name="P13"><text:span text:style-name="T13">Expected application transaction volume</text:span></text:p>
        </text:list-item>
      </text:list>
      <text:p text:style-name="P20">3.1.1 Application Servers</text:p>
      <text:p text:style-name="Section_20_Body"><text:tab/>Start typing here </text:p>
      <text:p text:style-name="P20">3.1.2 File Servers</text:p>
      <text:p text:style-name="P18">Start typing here</text:p>
      <text:p text:style-name="P20">3.1.3 Web Servers</text:p>
      <text:p text:style-name="P18">Start typing here</text:p>
      <text:p text:style-name="P20">3.1.4 Database Servers</text:p>
      <text:p text:style-name="P18">Start typing here<text:bookmark text:name="_Toc163464109"/><text:bookmark text:name="_Toc163464286"/></text:p>
      <text:h text:style-name="P3" text:outline-level="2"><text:span text:style-name="T11">3.2 Access Requirements</text:span></text:h>
      <text:p text:style-name="Section_20_Body">Define the access requirements related to the following:</text:p>
      <text:list xml:id="list4172546846002261658" text:style-name="WWNum33">
        <text:list-item>
          <text:p text:style-name="P14">Number of<text:span text:style-name="T9"> </text:span>users requiring simultaneous access to the application</text:p>
        </text:list-item>
        <text:list-item>
          <text:p text:style-name="P14">List user communities who will need access, including</text:p>
          <text:list>
            <text:list-item>
              <text:p text:style-name="P14">Developers<text:bookmark text:name="_GoBack"/></text:p>
            </text:list-item>
            <text:list-item>
              <text:p text:style-name="P14">Vendors</text:p>
            </text:list-item>
            <text:list-item>
              <text:p text:style-name="P14">Other</text:p>
            </text:list-item>
          </text:list>
        </text:list-item>
      </text:list>
      <text:h text:style-name="P4" text:outline-level="2"><text:bookmark-start text:name="_Toc163464110"/><text:bookmark-start text:name="_Toc163464287"/><text:soft-page-break/><text:span text:style-name="T11">3.3 Databases</text:span></text:h>
      <text:p text:style-name="Section_20_Body">List a brief description and function for each database that is needed, and include the following information:</text:p>
      <text:list xml:id="list1677937917362033296" text:style-name="WWNum32">
        <text:list-item>
          <text:p text:style-name="P15">SQL Server / MyS<text:span text:style-name="T22">31 </text:span>QL / Mongo etc.</text:p>
        </text:list-item>
        <text:list-item>
          <text:p text:style-name="P15">Database version required</text:p>
        </text:list-item>
        <text:list-item>
          <text:p text:style-name="P15">Memory requirements</text:p>
        </text:list-item>
        <text:list-item>
          <text:p text:style-name="P15">CPU requirements</text:p>
        </text:list-item>
        <text:list-item>
          <text:p text:style-name="P15">Amount of storage needed the first 12 months (in GB)</text:p>
        </text:list-item>
        <text:list-item>
          <text:p text:style-name="P15">Projected annual growth (% or GB)</text:p>
        </text:list-item>
        <text:list-item>
          <text:p text:style-name="P15">Expected transaction volume</text:p>
        </text:list-item>
        <text:list-item>
          <text:p text:style-name="P15">Special data preservation requirements</text:p>
        </text:list-item>
        <text:list-item>
          <text:p text:style-name="P15">Provide technical specification data sheet for the application if available</text:p>
        </text:list-item>
      </text:list>
      <text:h text:style-name="P4" text:outline-level="2"><text:span text:style-name="T10">3.5 </text:span><text:span text:style-name="T11">Storage Needs exclusive of databases</text:span></text:h>
      <text:p text:style-name="Section_20_Body">Describe the following elements related to storage needs, excluding database requirements:</text:p>
      <text:list xml:id="list9165462657510111773" text:style-name="WWNum34">
        <text:list-item>
          <text:p text:style-name="P16">The amount of storage needed for the first 12 months (in GB).</text:p>
        </text:list-item>
        <text:list-item>
          <text:p text:style-name="P16">Projected annual growth (% or GB).</text:p>
        </text:list-item>
        <text:list-item>
          <text:p text:style-name="P16">Data protection.</text:p>
        </text:list-item>
      </text:list>
      <text:p text:style-name="Section_20_Header"><text:bookmark-end text:name="HLP_Business_Requirements_section"/><text:bookmark-start text:name="_Toc163464295"/><text:bookmark-start text:name="_Toc163464118"/><text:bookmark-end text:name="_Toc163464287"/><text:bookmark-end text:name="_Toc163464110"/><text:span text:style-name="T6">4. Resource Needs</text:span></text:p>
      <text:p text:style-name="Section_20_Body">Identify the staff resources needed to successfully complete this project. Also identify the staff, technical, and other resource dependencies that should be considered.</text:p>
      <text:list xml:id="list5960396931193044876" text:style-name="WWNum35">
        <text:list-item>
          <text:p text:style-name="P17">Staff Resources</text:p>
        </text:list-item>
        <text:list-item>
          <text:p text:style-name="P17">Staff Dependencies</text:p>
        </text:list-item>
        <text:list-item>
          <text:p text:style-name="P17">Technical Dependencies</text:p>
        </text:list-item>
        <text:list-item>
          <text:p text:style-name="P17">Other Dependencies</text:p>
        </text:list-item>
      </text:list>
      <text:p text:style-name="Section_20_Header"><text:span text:style-name="T6">5. </text:span>Assumptions</text:p>
      <text:p text:style-name="Section_20_Body">Enumerate all additional assumptions that will impact the technical design, documentation and cost estimate for this project.</text:p>
      <text:p text:style-name="Section_20_Header"><text:span text:style-name="T6">6. Concerns and Issues</text:span></text:p>
      <text:p text:style-name="Section_20_Body">Enumerate all additional concerns and issues that may impact the technical design, documentation, or cost estimate for this project.</text:p>
      <text:h text:style-name="P5" text:outline-level="2"><text:soft-page-break/><text:span text:style-name="T11">7. Projected Costs</text:span></text:h>
      <text:p text:style-name="Section_20_Body">Update the cost-estimate prepared for the <text:span text:style-name="T3">High-level Technical Design, </text:span>completed during the Inception phase of the project. <text:s/>Alternatively, prepare a new cost estimate using Excel. <text:s/>Include the detailed calculation information on one tab and the summary estimate information on a separate tab. <text:s/>The spreadsheet should accompany this document (whether electronic or hard copy) in all communications<text:span text:style-name="T2">. </text:span><text:span text:style-name="T5">If the cost estimate is greater than the one prepared during the Inception phase, you may need approval to proceed.</text:span></text:p>
      <text:h text:style-name="P6" text:outline-level="2"/>
      <text:h text:style-name="P6" text:outline-level="2"/>
      <text:h text:style-name="P6" text:outline-level="2"/>
      <text:h text:style-name="P6" text:outline-level="2"/>
      <text:h text:style-name="P5" text:outline-level="2"><text:span text:style-name="T11">Document Tracking</text:span><text:bookmark-end text:name="_Toc163464118"/><text:bookmark-end text:name="_Toc163464295"/></text:h>
      <text:p text:style-name="P7"><text:span text:style-name="T15">The following chart is used to log of all changes made to this document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h text:style-name="P5" text:outline-level="2"><text:bookmark-start text:name="_Toc163464119"/><text:bookmark-start text:name="_Toc163464296"/><text:span text:style-name="T11">Version</text:span><text:bookmark-end text:name="_Toc163464119"/><text:bookmark-end text:name="_Toc163464296"/></text:h>
            </table:table-cell>
            <table:table-cell table:style-name="Table1.A1" office:value-type="string">
              <text:h text:style-name="P5" text:outline-level="2"><text:bookmark-start text:name="_Toc163464120"/><text:bookmark-start text:name="_Toc163464297"/><text:span text:style-name="T11">Date of edit/change</text:span><text:bookmark-end text:name="_Toc163464120"/><text:bookmark-end text:name="_Toc163464297"/></text:h>
            </table:table-cell>
            <table:table-cell table:style-name="Table1.A1" office:value-type="string">
              <text:h text:style-name="P5" text:outline-level="2"><text:bookmark-start text:name="_Toc163464121"/><text:bookmark-start text:name="_Toc163464298"/><text:span text:style-name="T11">Who made the edit/change</text:span><text:bookmark-end text:name="_Toc163464121"/><text:bookmark-end text:name="_Toc163464298"/></text:h>
            </table:table-cell>
            <table:table-cell table:style-name="Table1.A1" office:value-type="string">
              <text:h text:style-name="P5" text:outline-level="2"><text:bookmark-start text:name="_Toc163464122"/><text:bookmark-start text:name="_Toc163464299"/><text:span text:style-name="T11">Description of edit/change</text:span><text:bookmark-end text:name="_Toc163464122"/><text:bookmark-end text:name="_Toc163464299"/></text:h>
            </table:table-cell>
          </table:table-row>
        </table:table-header-rows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C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C3" office:value-type="string">
            <text:p text:style-name="P1"/>
          </table:table-cell>
          <table:table-cell table:style-name="Table1.D3" office:value-type="string">
            <text:p text:style-name="P1"/>
          </table:table-cell>
        </table:table-row>
        <table:table-row table:style-name="Table1.1">
          <table:table-cell table:style-name="Table1.A4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C4" office:value-type="string">
            <text:p text:style-name="P1"/>
          </table:table-cell>
          <table:table-cell table:style-name="Table1.D4" office:value-type="string">
            <text:p text:style-name="P1"/>
          </table:table-cell>
        </table:table-row>
        <table:table-row table:style-name="Table1.1">
          <table:table-cell table:style-name="Table1.A5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C5" office:value-type="string">
            <text:p text:style-name="P1"/>
          </table:table-cell>
          <table:table-cell table:style-name="Table1.D5" office:value-type="string">
            <text:p text:style-name="P1"/>
          </table:table-cell>
        </table:table-row>
        <table:table-row table:style-name="Table1.1">
          <table:table-cell table:style-name="Table1.A6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C6" office:value-type="string">
            <text:p text:style-name="P1"/>
          </table:table-cell>
          <table:table-cell table:style-name="Table1.D6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-0.5in" fo:margin-right="0in" fo:text-indent="0in" style:auto-text-indent="false"/>
      <style:text-properties fo:color="#520063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-0.25in" fo:margin-right="0in" fo:text-indent="0in" style:auto-text-indent="false"/>
      <style:text-properties fo:font-size="16pt" fo:font-weight="bold" style:font-size-asian="16pt" style:font-weight-asian="bold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ection_20_Header" style:display-name="Section Header" style:family="paragraph" style:parent-style-name="Heading_20_2" style:auto-update="true" style:default-outline-level="">
      <style:paragraph-properties fo:margin-left="0in" fo:margin-right="0in" fo:margin-top="0.222in" fo:margin-bottom="0.0835in" loext:contextual-spacing="false" fo:keep-together="always" fo:text-indent="0in" style:auto-text-indent="false" fo:keep-with-next="always"/>
      <style:text-properties style:font-name="Arial" fo:font-family="Arial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3pt" style:font-weight-complex="bold"/>
    </style:style>
    <style:style style:name="Section_20_Body" style:display-name="Section Body" style:family="paragraph" style:parent-style-name="Normal_20_Indent" style:auto-update="true" style:default-outline-level="">
      <style:paragraph-properties fo:margin-left="0.25in" fo:margin-right="0in" fo:margin-top="0.0835in" fo:margin-bottom="0.0835in" loext:contextual-spacing="false" fo:text-indent="0in" style:auto-text-indent="false"/>
      <style:text-properties style:font-name="Times New Roman" fo:font-family="'Times New Roman'" style:font-family-generic="roman" style:font-pitch="variable"/>
    </style:style>
    <style:style style:name="Normal_20_Indent" style:display-name="Normal Indent" style:family="paragraph" style:parent-style-name="Standard" style:default-outline-level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520063" fo:font-size="24pt" fo:font-weight="bold" style:font-size-asian="24pt" style:font-weight-asian="bold" style:font-size-complex="24pt"/>
    </style:style>
    <style:style style:name="Заголовок_20_2_20_Знак" style:display-name="Заголовок 2 Знак" style:family="text" style:parent-style-name="Default_20_Paragraph_20_Font">
      <style:text-properties fo:font-size="16pt" fo:font-weight="bold" style:font-size-asian="16pt" style:font-weight-asian="bold" style:font-size-complex="1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520063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fo:font-style="normal" fo:font-weight="bold" style:font-style-asian="normal" style:font-weight-asian="bold"/>
    </style:style>
    <style:style style:name="ListLabel_20_6" style:display-name="ListLabel 6" style:family="text">
      <style:text-properties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8" text:display-levels="2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875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375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8752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P2" style:family="paragraph" style:parent-style-name="Footer">
      <style:paragraph-properties>
        <style:tab-stops>
          <style:tab-stop style:position="0.0626in"/>
          <style:tab-stop style:position="6.5in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2.0311in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0.0626in"/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style style:name="MT3" style:family="text">
      <style:text-properties fo:font-size="10pt" style:font-size-asian="10pt" style:font-size-complex="10pt" style:font-weight-complex="bold"/>
    </style:style>
    <style:style style:name="MT4" style:family="text">
      <style:text-properties fo:color="#f8941e"/>
    </style:style>
    <style:style style:name="MT5" style:family="text">
      <style:text-properties fo:color="#f8941e" officeooo:rsid="001fdc80"/>
    </style:style>
    <style:style style:name="MT6" style:family="text">
      <style:text-properties fo:color="#00000a" fo:font-size="18pt" style:font-size-asian="18pt" style:font-size-complex="18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number:date-style style:name="N10121" number:language="en" number:country="US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ext:p text:style-name="Footer"><text:span text:style-name="MT1">Date Printed: </text:span><text:span text:style-name="MT1"><text:date style:data-style-name="N10121" text:date-value="2017-04-25T20:01:45.591517221">4/25/2017</text:date></text:span><text:span text:style-name="MT1"><text:tab/><text:tab/>Page </text:span><text:span text:style-name="MT2"><text:page-number text:select-page="current">4</text:page-number></text:span><text:span text:style-name="MT1"> of </text:span><text:span text:style-name="MT2"><text:page-count>4</text:page-count></text:span><text:span text:style-name="MT3"> </text:span></text:p>
        <text:p text:style-name="MP2"><text:span text:style-name="MT3">File Name: </text:span><text:span text:style-name="MT3"><text:file-name text:display="name-and-extension">Technical_Design_Template_Tallium.docx</text:file-name></text:span><text:span text:style-name="MT3"><text:tab/></text:span>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Picture 46" text:anchor-type="char" svg:x="5.9008in" svg:y="-0.278in" svg:width="0.7819in" svg:height="0.8in" draw:z-index="0"><draw:image xlink:href="Pictures/10000201000002900000029FFED9770440DB8377.png" xlink:type="simple" xlink:show="embed" xlink:actuate="onLoad"/></draw:frame></text:p>
        <text:p text:style-name="Header"/>
        <text:p text:style-name="MP3"><text:tab/></text:p>
        <text:p text:style-name="Header"/>
        <text:h text:style-name="Heading_20_1" text:outline-level="1"><text:span text:style-name="MT4">[</text:span><text:span text:style-name="MT5">Web Hosting Geeks</text:span><text:span text:style-name="MT4">]</text:span></text:h>
        <text:h text:style-name="Heading_20_1" text:outline-level="1"><text:span text:style-name="MT6">Requirements &amp; Design: Detailed Technical Design Template</text:span></text:h>
      </style:header>
      <style:footer>
        <text:p text:style-name="MP1"/>
        <text:p text:style-name="Footer"><text:span text:style-name="MT1">Date Printed: </text:span><text:span text:style-name="MT1"><text:date style:data-style-name="N10121" text:date-value="2017-04-25T20:01:45.643359501">4/25/2017</text:date></text:span><text:span text:style-name="MT1"><text:tab/><text:tab/>Page </text:span><text:span text:style-name="MT2"><text:page-number text:select-page="current">1</text:page-number></text:span><text:span text:style-name="MT1"> of </text:span><text:span text:style-name="MT2"><text:page-count>4</text:page-count></text:span><text:span text:style-name="MT3"> </text:span></text:p>
        <text:p text:style-name="MP4"><text:span text:style-name="MT3">File Name: </text:span><text:span text:style-name="MT3"><text:file-name text:display="name-and-extension">Technical_Design_Template_Tallium.docx</text:file-name></text:span><text:span text:style-name="MT3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 Microsoft Office</meta:initial-creator>
    <meta:editing-cycles>5</meta:editing-cycles>
    <meta:print-date>2011-06-17T17:05:00</meta:print-date>
    <meta:creation-date>2017-04-18T07:06:00</meta:creation-date>
    <dc:date>2017-04-25T20:01:44.705885565</dc:date>
    <meta:editing-duration>PT56M12S</meta:editing-duration>
    <meta:generator>LibreOffice/5.2.6.2$Linux_X86_64 LibreOffice_project/20m0$Build-2</meta:generator>
    <meta:document-statistic meta:table-count="1" meta:image-count="1" meta:object-count="0" meta:page-count="4" meta:paragraph-count="84" meta:word-count="719" meta:character-count="4808" meta:non-whitespace-character-count="4183"/>
    <meta:user-defined meta:name="AppVersion">15.0000</meta:user-defined>
    <meta:user-defined meta:name="Company">Northwestern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